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Elysium Scene</text:p>
      <text:h text:style-name="Heading_20_1" text:outline-level="1"><text:bookmark-start text:name="overview"/>Overview<text:bookmark-end text:name="overview"/></text:h>
      <text:p text:style-name="First_20_paragraph">The PCs attend Elysium in London, and meet some other vampires.</text:p>
      <text:h text:style-name="Heading_20_2" text:outline-level="2"><text:bookmark-start text:name="aims"/>Aims<text:bookmark-end text:name="aims"/></text:h>
      <text:list text:style-name="L1">
        <text:list-item>
          <text:p text:style-name="P1">Introduce Vampires to the Players</text:p>
          <text:list text:style-name="L2">
            <text:list-item>
              <text:p text:style-name="P2">Michel</text:p>
            </text:list-item>
            <text:list-item>
              <text:p text:style-name="P2">Lacrima</text:p>
            </text:list-item>
            <text:list-item>
              <text:p text:style-name="P2">Hamish</text:p>
            </text:list-item>
          </text:list>
        </text:list-item>
        <text:list-item>
          <text:p text:style-name="P1">Give the players a chance to discuss events with the primary STCs</text:p>
        </text:list-item>
        <text:list-item>
          <text:p text:style-name="P1">Hunt scene throughout London</text:p>
        </text:list-item>
      </text:list>
      <text:h text:style-name="Heading_20_2" text:outline-level="2"><text:bookmark-start text:name="principal-characters"/>Principal Characters<text:bookmark-end text:name="principal-characters"/></text:h>
      <text:list text:style-name="L3">
        <text:list-item>
          <text:p text:style-name="P3">Wolfgang</text:p>
        </text:list-item>
        <text:list-item>
          <text:p text:style-name="P3">Osric</text:p>
        </text:list-item>
        <text:list-item>
          <text:p text:style-name="P3">Mina</text:p>
        </text:list-item>
        <text:list-item>
          <text:p text:style-name="P3">Echo</text:p>
        </text:list-item>
        <text:list-item>
          <text:p text:style-name="P3">Ophelia</text:p>
        </text:list-item>
        <text:list-item>
          <text:p text:style-name="P3">The journalist – Mark Gardner made a Brujah!</text:p>
        </text:list-item>
      </text:list>
      <text:h text:style-name="Heading_20_2" text:outline-level="2"><text:bookmark-start text:name="introductions"/>Introductions<text:bookmark-end text:name="introductions"/></text:h>
      <text:list text:style-name="L4">
        <text:list-item>
          <text:p text:style-name="P4">Introduce:</text:p>
          <text:list text:style-name="L5">
            <text:list-item>
              <text:p text:style-name="P5"><text:span text:style-name="T1">Walter</text:span> Osric has a question about Europol - needs help with Robert Lamont - researcher who wants to stronger</text:p>
            </text:list-item>
            <text:list-item>
              <text:p text:style-name="P5"><text:span text:style-name="T1">Rowan</text:span> Michel has a desire for help with next month’s Elysium - An extravaganza he hopes on Exhibition road</text:p>
            </text:list-item>
            <text:list-item>
              <text:p text:style-name="P5"><text:span text:style-name="T1">Owen</text:span> Lacrima has an interest in his life in the underground - invites him to a meeting</text:p>
            </text:list-item>
            <text:list-item>
              <text:p text:style-name="P5"><text:span text:style-name="T1">Lilith</text:span></text:p>
              <text:list text:style-name="L6">
                <text:list-item>
                  <text:p text:style-name="P6">Echo wishes to engage her in conversations about feminism, mysticism and her views on the prince</text:p>
                </text:list-item>
                <text:list-item>
                  <text:p text:style-name="P6">Osric sounds her out about her working for him on a more</text:p>
                </text:list-item>
              </text:list>
            </text:list-item>
          </text:list>
        </text:list-item>
      </text:list>
      <text:h text:style-name="Heading_20_2" text:outline-level="2"><text:bookmark-start text:name="discussions"/>Discussions<text:bookmark-end text:name="discussions"/></text:h>
      <text:p text:style-name="First_20_paragraph">What to do</text:p>
      <text:list text:style-name="L7">
        <text:list-item>
          <text:p text:style-name="P7">Mina happily confesses to the murder of the doctor. Surprised that she wasn’t asked about it. Tells the players that Ophelia requested it, as the</text:p>
        </text:list-item>
        <text:list-item>
          <text:p text:style-name="P7">Ophelia shrugs and walks away</text:p>
        </text:list-item>
        <text:list-item>
          <text:p text:style-name="P7">Echo will high-light the amusing results of the escapade*s near borough market. Showing a set of videos.</text:p>
        </text:list-item>
        <text:list-item>
          <text:p text:style-name="P7">Mark Gardner is giddy - not sure why he is here.</text:p>
        </text:list-item>
        <text:list-item>
          <text:p text:style-name="P7">Locate Hamish, who is talking to Echo</text:p>
        </text:list-item>
      </text:list>
      <text:h text:style-name="Heading_20_2" text:outline-level="2"><text:bookmark-start text:name="general-business"/>General Business<text:bookmark-end text:name="general-business"/></text:h>
      <text:list text:style-name="L8">
        <text:list-item>
          <text:p text:style-name="P8">Wolfgang Finally opens the elysium - the first elysium of all</text:p>
        </text:list-item>
        <text:list-item>
          <text:p text:style-name="P8">Introduces Hamish - envoy from Edinburgh</text:p>
        </text:list-item>
        <text:list-item>
          <text:p text:style-name="P8">Hamish talks about Mithras worship and makes a snide remark about the grandeur of the past</text:p>
        </text:list-item>
        <text:list-item>
          <text:p text:style-name="P8">Constitutes the Primogen</text:p>
          <text:list text:style-name="L9">
            <text:list-item>
              <text:p text:style-name="P9">Osric</text:p>
            </text:list-item>
            <text:list-item>
              <text:p text:style-name="P9">Mina</text:p>
            </text:list-item>
            <text:list-item>
              <text:p text:style-name="P9">Lacrima</text:p>
            </text:list-item>
            <text:list-item>
              <text:p text:style-name="P9">Michel</text:p>
            </text:list-item>
          </text:list>
        </text:list-item>
      </text:list>
      <text:h text:style-name="Heading_20_3" text:outline-level="3"><text:bookmark-start text:name="blood-hunt"/>Blood Hunt<text:bookmark-end text:name="blood-hunt"/></text:h>
      <text:p text:style-name="First_20_paragraph">Echo - Highlights that Mark must die</text:p>
      <text:p text:style-name="Text_20_body">Wolfgang highlights the offense of Mark’s embrace</text:p>
      <text:p text:style-name="Text_20_body">What do the players do</text:p>
      <text:h text:style-name="Heading_20_4" text:outline-level="4"><text:bookmark-start text:name="lights-out"/>Lights out!<text:bookmark-end text:name="lights-out"/></text:h>
      <text:p text:style-name="First_20_paragraph">Vampire hunt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Elysium Scene</dc:title>
    <dc:description/>
    <dc:subject/>
    <meta:keyword/>
    <meta:initial-creator/>
    <dc:creator/>
    <meta:creation-date>2022-05-17T14:37:06Z</meta:creation-date>
    <dc:date>2022-05-17T14:37:06Z</dc:date>
  </office:meta>
</office:document-meta>
</file>